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Nimbus Mono L" svg:font-family="'Nimbus Mono L'" style:font-adornments="Regular" style:font-family-generic="modern" style:font-pitch="fixed"/>
    <style:font-face style:name="Apple Garamond" svg:font-family="'Apple Garamon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Code">
      <style:paragraph-properties fo:text-align="justify" style:justify-single-word="false"/>
    </style:style>
    <style:style style:name="P2" style:family="paragraph" style:parent-style-name="Code">
      <style:text-properties fo:font-weight="normal" style:font-weight-asian="normal" style:font-weight-complex="normal"/>
    </style:style>
    <style:style style:name="P3" style:family="paragraph" style:parent-style-name="Code" style:master-page-name="">
      <style:paragraph-properties fo:text-align="justify" style:justify-single-word="false" style:page-number="auto"/>
    </style:style>
    <style:style style:name="P4" style:family="paragraph" style:parent-style-name="Text_20_body">
      <style:paragraph-properties fo:margin-top="0.0591in" fo:margin-bottom="0.0591in" fo:line-height="150%"/>
    </style:style>
    <style:style style:name="P5" style:family="paragraph" style:parent-style-name="Heading_20_2">
      <style:paragraph-properties fo:margin-top="0.1665in" fo:margin-bottom="0.0835in" fo:keep-with-next="always"/>
      <style:text-properties fo:font-weight="bold" style:font-name-asian="DejaVu Sans" style:font-weight-asian="bold" style:font-name-complex="Tahoma"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nges</text:h>
      <text:p text:style-name="Text_20_body"><draw:frame draw:style-name="fr1" draw:name="graphics1" text:anchor-type="paragraph" svg:width="6.6665in" svg:height="0.052in" draw:z-index="0"><draw:image xlink:href="../../../../../../usr/lib/libreoffice/share/gallery/rulers/blurulr6.gif" xlink:type="simple" xlink:show="embed" xlink:actuate="onLoad"/></draw:frame></text:p>
      <text:p text:style-name="P4">Some times we need to have a range of values, for example in a grading system. If a student scores from 60 to 100 marks, his grade is A, from 50 to 59 his grade is B and so on. When ever we need to deal with a Range of values we can use ranges in Ruby. Type<text:span text:style-name="Code_20_Char"> irb <text:s/>--simple-prompt</text:span> in your terminal and type these into it</text:p>
      <text:p text:style-name="Code">&gt;&gt;(1..5).each {|a| print "#{a}, " } </text:p>
      <text:p text:style-name="Code">1, 2, 3, 4, 5, =&gt; 1..5 </text:p>
      <text:p text:style-name="P4">OK whats that <text:span text:style-name="Code_20_Char">(1..5)</text:span> in the above statement, this is called Range. Range is a object that has got an upper value and a lower value and all values in between. Note that like array each and every value in a range can be got out using a each method as shown above.</text:p>
      <text:p text:style-name="P4">Range does not work only on numbers it can work on strings too as shown below</text:p>
      <text:p text:style-name="Code">&gt;&gt; ("bad".."bag").each {|a| print "#{a}, " } </text:p>
      <text:p text:style-name="Code">bad, bae, baf, bag, =&gt; "bad".."bag" </text:p>
      <text:p text:style-name="P4">Lets try out another few examples in our irb that will tell to us more about Ranges. So fire up your irb and type the following</text:p>
      <text:p text:style-name="P3">&gt;&gt; a = -4..10 </text:p>
      <text:p text:style-name="P1">=&gt; -4..10 </text:p>
      <text:p text:style-name="P4">In the above code snippet we create a range that ranges from value -4 to 10. To check what variable type <text:span text:style-name="Code_20_Char">a</text:span> belongs lets find out what class it is</text:p>
      <text:p text:style-name="P3">&gt;&gt; a.class </text:p>
      <text:p text:style-name="P1">=&gt; Range </text:p>
      <text:p text:style-name="P4">As we can see <text:span text:style-name="Code_20_Char">a</text:span> belongs to range class</text:p>
      <text:p text:style-name="P4">To get the maximum value in a range use the <text:span text:style-name="Code_20_Char">max</text:span> method as shown</text:p>
      <text:p text:style-name="P3">&gt;&gt; a.max </text:p>
      <text:p text:style-name="P1">=&gt; 10 </text:p>
      <text:p text:style-name="P4">To get the minimum in a range use the <text:span text:style-name="Code_20_Char">min</text:span> method as shown</text:p>
      <text:p text:style-name="P3">&gt;&gt; a.min </text:p>
      <text:p text:style-name="P1">=&gt; -4 </text:p>
      <text:p text:style-name="P4">Its possible to convert range to an array by using <text:span text:style-name="Code_20_Char">to_a</text:span> method as shown</text:p>
      <text:p text:style-name="Code">&gt;&gt; a.to_a </text:p>
      <text:p text:style-name="Code">=&gt; [-4, -3, -2, -1, 0, 1, 2, 3, 4, 5, 6, 7, 8, 9, 10] </text:p>
      <text:p text:style-name="Text_20_body"/>
      <text:h text:style-name="Heading_20_2" text:outline-level="2">Ranges used in case .. when</text:h>
      <text:p text:style-name="P4">Look at the program below ( <text:span text:style-name="Code_20_Char">ranges_case_when.rb</text:span> ), we are building a student grading system in <text:soft-page-break/>which when a mark is entered the program puts out the grade of the student, study the code, type it and execute it, we will soon see how it works. </text:p>
      <text:p text:style-name="Code">#!/usr/bin/ruby</text:p>
      <text:p text:style-name="Code"># <text:a xlink:type="simple" xlink:href="https://raw.github.com/mindaslab/ilrx/master/ranges_case_when.rb">ranges_case_when.rb</text:a></text:p>
      <text:p text:style-name="Code"/>
      <text:p text:style-name="Code">puts "Student grading system"</text:p>
      <text:p text:style-name="Code">print "Enter student mark: "</text:p>
      <text:p text:style-name="Code">mark = gets.chop.to_i</text:p>
      <text:p text:style-name="Code"/>
      <text:p text:style-name="Code">grade = case mark</text:p>
      <text:p text:style-name="Code"><text:tab/>when <text:span text:style-name="T2">80..100<text:tab/></text:span><text:tab/>: 'A'</text:p>
      <text:p text:style-name="Code"><text:tab/>when <text:span text:style-name="T2">60..79</text:span><text:tab/><text:tab/>: 'B'</text:p>
      <text:p text:style-name="Code"><text:tab/>when <text:span text:style-name="T2">40..59</text:span><text:tab/><text:tab/>: 'C'</text:p>
      <text:p text:style-name="Code"><text:tab/>when <text:span text:style-name="T2">0..39</text:span><text:tab/><text:tab/>: 'D'</text:p>
      <text:p text:style-name="Code"><text:tab/>else "Unable to determine grade. Try again."</text:p>
      <text:p text:style-name="Code">end</text:p>
      <text:p text:style-name="Code"/>
      <text:p text:style-name="Code">puts "Your grade is #{grade}"</text:p>
      <text:p text:style-name="P4">Output</text:p>
      <text:p text:style-name="Code">Enter student mark: 72 </text:p>
      <text:p text:style-name="Code">Your grade is B </text:p>
      <text:p text:style-name="P4">If you execute this program in Ruby 1.9.3, it will throw out an error. For Ruby 1.9, this is how you need to code the above program</text:p>
      <text:p text:style-name="Code">#!/usr/bin/ruby</text:p>
      <text:p text:style-name="Code"># <text:a xlink:type="simple" xlink:href="https://raw.github.com/mindaslab/ilrx/master/ranges_case_when_19.rb">ranges_case_when_19.rb</text:a></text:p>
      <text:p text:style-name="Code"/>
      <text:p text:style-name="Code">puts "Student grading system"</text:p>
      <text:p text:style-name="Code">print "Enter student mark: "</text:p>
      <text:p text:style-name="Code">mark = gets.chop.to_i</text:p>
      <text:p text:style-name="Code"/>
      <text:p text:style-name="Code">grade = case mark</text:p>
      <text:p text:style-name="Code"><text:tab/>when 80..100</text:p>
      <text:p text:style-name="Code"><text:tab/><text:tab/>'A'</text:p>
      <text:p text:style-name="Code"><text:tab/>when 60..79</text:p>
      <text:p text:style-name="Code"><text:tab/><text:tab/>'B'</text:p>
      <text:p text:style-name="Code"><text:tab/>when 40..59</text:p>
      <text:p text:style-name="Code"><text:tab/><text:tab/>'C'</text:p>
      <text:p text:style-name="Code"><text:tab/>when 0..39</text:p>
      <text:p text:style-name="Code"><text:tab/><text:tab/>'D'</text:p>
      <text:p text:style-name="Code"><text:tab/>else </text:p>
      <text:p text:style-name="Code"><text:tab/><text:tab/>"Unable to determine grade. Try again."</text:p>
      <text:p text:style-name="Code">end</text:p>
      <text:p text:style-name="Code"/>
      <text:p text:style-name="Code">puts "Your grade is #{grade}"</text:p>
      <text:p text:style-name="P4">At first the program prints that the software is student grading system and asks the user to enter the student mark. When the mark is entered its got using <text:span text:style-name="Code_20_Char">gets</text:span> statement, the trailing newline character is chopped using the <text:span text:style-name="Code_20_Char">chop</text:span> method and its converted to integer using the <text:span text:style-name="Code_20_Char">to_i</text:span> method and the mark is stored in the variable mark. All of it is done using this <text:span text:style-name="Code_20_Char">mark = gets.chop.to_i</text:span> statement.</text:p>
      <text:p text:style-name="P4">Once we have the mark we need to compare it with a range of values to determine the grade which is done using the following statements:</text:p>
      <text:p text:style-name="Code">grade = case mark</text:p>
      <text:p text:style-name="Code"><text:tab/>when <text:span text:style-name="T2">80..100<text:tab/></text:span><text:tab/>: 'A'</text:p>
      <text:p text:style-name="Code"><text:soft-page-break/><text:tab/>when <text:span text:style-name="T2">60..79</text:span><text:tab/><text:tab/>: 'B'</text:p>
      <text:p text:style-name="Code"><text:tab/>when <text:span text:style-name="T2">40..59</text:span><text:tab/><text:tab/>: 'C'</text:p>
      <text:p text:style-name="Code"><text:tab/>when <text:span text:style-name="T2">0..39</text:span><text:tab/><text:tab/>: 'D'</text:p>
      <text:p text:style-name="Code"><text:tab/>else "Unable to determine grade. Try again."</text:p>
      <text:p text:style-name="Code">end</text:p>
      <text:p text:style-name="P4">Here we see that mark is passed to the case statement. In the <text:span text:style-name="Code_20_Char">when</text:span>(s) we don't have a number or String to compare the mark, in fact we have ranges. When the mark lies from 80 to 100 (both inclusive) the grade is set to A, when its lies in 60 to 79 its set to B, C for 40 to 59 and D for 0 to 39. If the user enters something wrong, grade will be set to "Unable to determine grade. Try again.".</text:p>
      <text:p text:style-name="P4">So as we can see ranges come very handy when they are used with <text:span text:style-name="Code_20_Char">case when</text:span> statement. It makes programming relatively simple when compared to other languages.</text:p>
      <text:h text:style-name="Heading_20_2" text:outline-level="2">Checking Intervals</text:h>
      <text:p text:style-name="P4">Another use of Ranges is to check if any thing is located in a particular interval. Consider the program ( <text:span text:style-name="Code_20_Char">ranges_cap_or_small.rb</text:span> ) below</text:p>
      <text:p text:style-name="Code">#!/usr/bin/ruby</text:p>
      <text:p text:style-name="Code"># <text:a xlink:type="simple" xlink:href="https://raw.github.com/mindaslab/ilrx/master/ranges_cap_or_small.rb">ranges_cap_or_small.rb</text:a></text:p>
      <text:p text:style-name="Code"/>
      <text:p text:style-name="Code">print "Enter any letter: "</text:p>
      <text:p text:style-name="Code">letter = gets.chop</text:p>
      <text:p text:style-name="Code"/>
      <text:p text:style-name="Code">puts "You have entered a lower case letter" if <text:s/><text:span text:style-name="T2">('a'..'z') === letter</text:span></text:p>
      <text:p text:style-name="Code">puts "You have entered a upper case letter" if <text:s/><text:span text:style-name="T2">('A'..'Z') === letter</text:span></text:p>
      <text:p text:style-name="P4">Output</text:p>
      <text:p text:style-name="Code">Enter any letter: R </text:p>
      <text:p text:style-name="Code">You have entered a upper case letter </text:p>
      <text:p text:style-name="P4">Read it carefully and execute it. In the above case I have entered capital R and hence the program says I have entered a upper case letter. If I had entered a lower case letter, the program would have said I had entered a lower case letter. Lets see how the program works. The following lines:</text:p>
      <text:p text:style-name="Code">print "Enter any letter: "</text:p>
      <text:p text:style-name="Code">letter = gets.chop</text:p>
      <text:p text:style-name="P4">prompts the user to enter a letter, when the user enters a letter the <text:span text:style-name="Code_20_Char">gets</text:span> method gets it, <text:span text:style-name="Code_20_Char">chop</text:span> chops off the new line character thats added due to the enter key we press. In the next line look at the <text:span text:style-name="Code_20_Char"><text:span text:style-name="T1">if ('a'..'z') === letter</text:span></text:span><text:span text:style-name="T1"> , here we check if the value in variable letter lies with 'a' and 'z' (both inclusive) , if it does, we print that user has entered small letter.. Note that we don't use double equal </text:span><text:span text:style-name="T1">to == but we use triple equal to ===</text:span><text:span text:style-name="T1"><text:note text:id="ftn1" text:note-class="footnote"><text:note-citation>1</text:note-citation><text:note-body><text:p text:style-name="Footnote">This triple equal to = = = is technically called case equality operator. Who who cares?</text:p></text:note-body></text:note></text:span><text:span text:style-name="T1"> to check if its in range. In a similar way </text:span><text:span text:style-name="Code_20_Char"><text:span text:style-name="T1">('A'..'Z') ===</text:span></text:span><text:span text:style-name="T1"> </text:span><text:span text:style-name="Code_20_Char"><text:span text:style-name="T1">letter</text:span></text:span><text:span text:style-name="T1"> returns </text:span><text:span text:style-name="Code_20_Char"><text:span text:style-name="T1">true</text:span></text:span><text:span text:style-name="T1"> if </text:span><text:span text:style-name="Code_20_Char"><text:span text:style-name="T1">letter</text:span></text:span><text:span text:style-name="T1"> has capital letter in it and the program prints the user has entered a capital letter.</text:span></text:p>
      <text:h text:style-name="P5" text:outline-level="2"><text:soft-page-break/>Using triple dots … </text:h>
      <text:p text:style-name="P4">Another thing in Range I would like to add is using triple dots instead of using double dots. Just try these out on your irb.</text:p>
      <text:p text:style-name="P2">&gt;&gt; (1..5).to_a </text:p>
      <text:p text:style-name="P2">=&gt; [1, 2, 3, 4, 5] </text:p>
      <text:p text:style-name="P2">&gt;&gt; (1...5).to_a </text:p>
      <text:p text:style-name="P2">=&gt; [1, 2, 3, 4] </text:p>
      <text:p text:style-name="P4">See from above code snippet when I type <text:span text:style-name="Code_20_Char">(1..5).to_a</text:span> we get an array output as <text:span text:style-name="Code_20_Char">[1, 2, 3, 4, 5]</text:span> , but for <text:s/><text:span text:style-name="Code_20_Char"><text:span text:style-name="T1">(1...5).to_a</text:span></text:span> we get output as <text:span text:style-name="Code_20_Char"><text:span text:style-name="T1">[1, 2, 3, 4]</text:span></text:span> . When we use the triple dot the last thing in Range that would appear when we use double dots gets cut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Nimbus Mono L" svg:font-family="'Nimbus Mono L'" style:font-adornments="Regular" style:font-family-generic="modern" style:font-pitch="fixed"/>
    <style:font-face style:name="Apple Garamond" svg:font-family="'Apple Garamon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in"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Code" style:family="paragraph" style:parent-style-name="Text_20_body">
      <style:paragraph-properties fo:margin-top="0in" fo:margin-bottom="0in" style:line-height-at-least="0in" fo:background-color="transparent" style:shadow="none">
        <style:background-image/>
      </style:paragraph-properties>
      <style:text-properties style:font-name="Nimbus Mono L" fo:font-size="10pt" style:font-size-asian="10.5pt"/>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de_20_Char" style:display-name="Code Char" style:family="text">
      <style:text-properties style:font-name="Nimbus Mono L" fo:font-size="10pt" fo:font-style="obliqu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15T21:12:55</dc:date>
    <dc:creator>Karthikeyan K</dc:creator>
    <meta:editing-duration>PT8M18S</meta:editing-duration>
    <meta:editing-cycles>10</meta:editing-cycles>
    <meta:document-statistic meta:table-count="0" meta:image-count="1" meta:object-count="0" meta:page-count="4" meta:paragraph-count="95" meta:word-count="1098" meta:character-count="5621" meta:non-whitespace-character-count="4558"/>
  </office:meta>
</office:document-meta>
</file>